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</text:p>
          </table:table-cell>
          <table:table-cell office:value-type="string" calcext:value-type="string">
            <text:p>Fint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4*10^6"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([.A2]/4)/[.C2])/(256-[.D2])" office:value-type="float" office:value="4000" calcext:value-type="float">
            <text:p>4000</text:p>
          </table:table-cell>
          <table:table-cell table:formula="of:=1/[.E2]"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table:formula="of:=[.G2]-[.F2]" office:value-type="float" office:value="0.00075" calcext:value-type="float">
            <text:p>0.00075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  <table:table-cell table:formula="of:=2^[.B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A3]/4)/[.C3])/(256-[.D3])" office:value-type="float" office:value="1000" calcext:value-type="float">
            <text:p>1000</text:p>
          </table:table-cell>
          <table:table-cell table:formula="of:=1/[.E3]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formula="of:=[.G3]-[.F3]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" table:formula="of:=[.$A$2]" office:value-type="float" office:value="4000000" calcext:value-type="float">
            <text:p>40000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2^[.B4]" office:value-type="float" office:value="8" calcext:value-type="float">
            <text:p>8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(([.A4]/4)/[.C4])/(256-[.D4])" office:value-type="float" office:value="1000" calcext:value-type="float">
            <text:p>1000</text:p>
          </table:table-cell>
          <table:table-cell table:style-name="ce1" table:formula="of:=1/[.E4]" office:value-type="float" office:value="0.001" calcext:value-type="float">
            <text:p>0.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formula="of:=[.G4]-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4" calcext:value-type="float">
            <text:p>4</text:p>
          </table:table-cell>
          <table:table-cell table:formula="of:=2^[.B5]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(([.A5]/4)/[.C5])/(256-[.D5])" office:value-type="float" office:value="400.641025641026" calcext:value-type="float">
            <text:p>400.641025641</text:p>
          </table:table-cell>
          <table:table-cell table:formula="of:=1/[.E5]" office:value-type="float" office:value="0.002496" calcext:value-type="float">
            <text:p>0.002496</text:p>
          </table:table-cell>
          <table:table-cell office:value-type="float" office:value="0.01" calcext:value-type="float">
            <text:p>0.01</text:p>
          </table:table-cell>
          <table:table-cell table:formula="of:=[.G5]-[.F5]" office:value-type="float" office:value="0.007504" calcext:value-type="float">
            <text:p>0.00750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5" calcext:value-type="float">
            <text:p>5</text:p>
          </table:table-cell>
          <table:table-cell table:formula="of:=2^[.B6]"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formula="of:=(([.A6]/4)/[.C6])/(256-[.D6])" office:value-type="float" office:value="400.641025641026" calcext:value-type="float">
            <text:p>400.641025641</text:p>
          </table:table-cell>
          <table:table-cell table:formula="of:=1/[.E6]" office:value-type="float" office:value="0.002496" calcext:value-type="float">
            <text:p>0.002496</text:p>
          </table:table-cell>
          <table:table-cell office:value-type="float" office:value="0.01" calcext:value-type="float">
            <text:p>0.01</text:p>
          </table:table-cell>
          <table:table-cell table:formula="of:=[.G6]-[.F6]" office:value-type="float" office:value="0.007504" calcext:value-type="float">
            <text:p>0.00750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6" calcext:value-type="float">
            <text:p>6</text:p>
          </table:table-cell>
          <table:table-cell table:formula="of:=2^[.B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([.A7]/4)/[.C7])/(256-[.D7])" office:value-type="float" office:value="61.03515625" calcext:value-type="float">
            <text:p>61.03515625</text:p>
          </table:table-cell>
          <table:table-cell table:formula="of:=1/[.E7]" office:value-type="float" office:value="0.016384" calcext:value-type="float">
            <text:p>0.016384</text:p>
          </table:table-cell>
          <table:table-cell/>
          <table:table-cell table:formula="of:=[.G7]-[.F7]" office:value-type="float" office:value="-0.016384" calcext:value-type="float">
            <text:p>-0.01638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7" calcext:value-type="float">
            <text:p>7</text:p>
          </table:table-cell>
          <table:table-cell table:formula="of:=2^[.B8]"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table:formula="of:=(([.A8]/4)/[.C8])/(256-[.D8])" office:value-type="float" office:value="41.5558510638298" calcext:value-type="float">
            <text:p>41.5558510638</text:p>
          </table:table-cell>
          <table:table-cell table:formula="of:=1/[.E8]" office:value-type="float" office:value="0.024064" calcext:value-type="float">
            <text:p>0.024064</text:p>
          </table:table-cell>
          <table:table-cell office:value-type="float" office:value="0.1" calcext:value-type="float">
            <text:p>0.1</text:p>
          </table:table-cell>
          <table:table-cell table:formula="of:=[.G8]-[.F8]" office:value-type="float" office:value="0.075936" calcext:value-type="float">
            <text:p>0.075936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table:formula="of:=(([.A9]/4)/[.C9])/(256-[.D9])" office:value-type="float" office:value="39.859693877551" calcext:value-type="float">
            <text:p>39.8596938776</text:p>
          </table:table-cell>
          <table:table-cell table:formula="of:=1/[.E9]" office:value-type="float" office:value="0.025088" calcext:value-type="float">
            <text:p>0.025088</text:p>
          </table:table-cell>
          <table:table-cell office:value-type="float" office:value="0.1" calcext:value-type="float">
            <text:p>0.1</text:p>
          </table:table-cell>
          <table:table-cell table:formula="of:=[.G9]-[.F9]" office:value-type="float" office:value="0.074912" calcext:value-type="float">
            <text:p>0.074912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([.A10]/4)/[.C10])/(256-[.D10])" office:value-type="float" office:value="15.2587890625" calcext:value-type="float">
            <text:p>15.2587890625</text:p>
          </table:table-cell>
          <table:table-cell table:formula="of:=1/[.E10]" office:value-type="float" office:value="0.065536" calcext:value-type="float">
            <text:p>0.065536</text:p>
          </table:table-cell>
          <table:table-cell office:value-type="float" office:value="1" calcext:value-type="float">
            <text:p>1</text:p>
          </table:table-cell>
          <table:table-cell table:formula="of:=[.G10]-[.F10]" office:value-type="float" office:value="0.934464" calcext:value-type="float">
            <text:p>0.93446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CIAR TRM0 TODA VE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CF INTCON, T0I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7:30:04.196571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8:28.527905902</meta:creation-date>
    <dc:date>2014-10-02T17:30:58.636480470</dc:date>
    <meta:editing-duration>PT35M15S</meta:editing-duration>
    <meta:editing-cycles>7</meta:editing-cycles>
    <meta:generator>LibreOffice/4.2.6.3$Linux_X86_64 LibreOffice_project/420m0$Build-3</meta:generator>
    <meta:document-statistic meta:table-count="1" meta:cell-count="79" meta:object-count="0"/>
  </office:meta>
</office:document-meta>
</file>